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c52c" officeooo:paragraph-rsid="000fc52c"/>
    </style:style>
    <style:style style:name="P2" style:family="paragraph" style:parent-style-name="Standard" style:list-style-name="L1">
      <style:text-properties officeooo:rsid="000fc52c" officeooo:paragraph-rsid="000fc52c"/>
    </style:style>
    <style:style style:name="P3" style:family="paragraph" style:parent-style-name="Standard" style:list-style-name="L3">
      <style:text-properties officeooo:rsid="000fc52c" officeooo:paragraph-rsid="000fc52c"/>
    </style:style>
    <style:style style:name="P4" style:family="paragraph" style:parent-style-name="Standard" style:list-style-name="L5">
      <style:text-properties officeooo:rsid="000fc52c" officeooo:paragraph-rsid="000fc52c"/>
    </style:style>
    <style:style style:name="P5" style:family="paragraph" style:parent-style-name="Standard" style:list-style-name="L3">
      <style:text-properties officeooo:paragraph-rsid="000fc52c"/>
    </style:style>
    <style:style style:name="P6" style:family="paragraph" style:parent-style-name="Standard" style:list-style-name="L4">
      <style:text-properties officeooo:paragraph-rsid="000fc52c"/>
    </style:style>
    <style:style style:name="T1" style:family="text">
      <style:text-properties officeooo:rsid="000fc52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has three phases that will be demo’ed sequentially-</text:p>
      <text:p text:style-name="P1"/>
      <text:p text:style-name="P1">Object identification and naming (Training) -</text:p>
      <text:list xml:id="list5217137054651492948" text:style-name="L1">
        <text:list-item>
          <text:p text:style-name="P2">In this phase Baxter will be positioned in a “neutral position” in front of the table with objects placed in front of it so that it can easily identify the point clouds distinctly. In other words objects are not clumped together in a pile or in close proximity.</text:p>
        </text:list-item>
        <text:list-item>
          <text:p text:style-name="P2">The training phase will be initiated by a voice command called “Baxter training”</text:p>
        </text:list-item>
        <text:list-item>
          <text:p text:style-name="P2">Baxter moves from object to object in sequence, holds it up and places it back on the table while the human speaks out the name of the object. </text:p>
        </text:list-item>
        <text:list-item>
          <text:p text:style-name="P2">During this naming phase, our ROS node stores the key attributes of the PCL it is seeing and stores these in a dictionary indexed by the name string</text:p>
        </text:list-item>
        <text:list-item>
          <text:p text:style-name="P2">Baxter moves from object to object without any need for the human to hold up objects to it or to bring them to it. In other words, it moves by itself from object to object.</text:p>
        </text:list-item>
      </text:list>
      <text:p text:style-name="P1"/>
      <text:p text:style-name="P1">Object sorting -</text:p>
      <text:p text:style-name="P1">Once the object identification and naming phase, I.e, the training phase is done, Baxter then switches into the object sorting mode when it hears the command “Baxter sort objects”.</text:p>
      <text:list xml:id="list1548183491652857028" text:style-name="L3">
        <text:list-item>
          <text:p text:style-name="P3">In this phase, baxter picks up objects from the initial table one by one and puts them in on another table in a pre-determined location by object similarity.</text:p>
        </text:list-item>
      </text:list>
      <text:list xml:id="list9130800076550331116" text:style-name="L4">
        <text:list-item>
          <text:list>
            <text:list-item>
              <text:p text:style-name="P6"><text:span text:style-name="T1">For example, it will put all Cans of similar dimesion in one edge of the table and all bottles of similar size in another edge of the table and a third kind in the center.</text:span></text:p>
            </text:list-item>
          </text:list>
        </text:list-item>
      </text:list>
      <text:list xml:id="list153538118989625" text:continue-list="list1548183491652857028" text:style-name="L3">
        <text:list-item>
          <text:p text:style-name="P5"><text:span text:style-name="T1">This functionality of the object size to table location will be hard coded in our SW</text:span></text:p>
        </text:list-item>
      </text:list>
      <text:p text:style-name="P1"/>
      <text:p text:style-name="P1">Object fetching / retrieval -</text:p>
      <text:list xml:id="list7867185744994239297" text:style-name="L5">
        <text:list-item>
          <text:p text:style-name="P4">Once the sorting phase is over, baxter will enter the object fetching phase and wait for the command “baxter fetch &lt;object_name&gt;”.</text:p>
        </text:list-item>
        <text:list-item>
          <text:p text:style-name="P4">In this phase baxter will go to the table with sorted objects and since it knows where the object type is located on the table geometry, it will end up moving its arm to that part of the table and pick one of the objects from that group and hold it up for the user.</text:p>
        </text:list-item>
        <text:list-item>
          <text:p text:style-name="P4">We will restrict ourselves to three object groups with three objects per group. We can pick these to be coke can, water bottle and a cub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0T15:14:33.302094656</meta:creation-date>
    <dc:date>2017-11-20T15:35:37.529690732</dc:date>
    <meta:editing-duration>PT6M13S</meta:editing-duration>
    <meta:editing-cycles>2</meta:editing-cycles>
    <meta:generator>LibreOffice/5.1.6.2$Linux_X86_64 LibreOffice_project/10m0$Build-2</meta:generator>
    <meta:document-statistic meta:table-count="0" meta:image-count="0" meta:object-count="0" meta:page-count="1" meta:paragraph-count="16" meta:word-count="396" meta:character-count="2099" meta:non-whitespace-character-count="1729"/>
  </office:meta>
</office:document-meta>
</file>